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11680C6CBF751A94170.png" manifest:media-type="image/png"/>
  <manifest:file-entry manifest:full-path="Pictures/10000201000001850000011624D40F1131F43F5A.png" manifest:media-type="image/png"/>
  <manifest:file-entry manifest:full-path="Pictures/100002010000018500000116CA4D4D47BDD625FC.png" manifest:media-type="image/png"/>
  <manifest:file-entry manifest:full-path="Pictures/100002010000018500000116AFB66883088EA8BD.png" manifest:media-type="image/png"/>
  <manifest:file-entry manifest:full-path="Pictures/100002010000018500000116271F6904B9CC8DE1.png" manifest:media-type="image/png"/>
  <manifest:file-entry manifest:full-path="Pictures/100002010000018500000116688BEA62F2994516.png" manifest:media-type="image/png"/>
  <manifest:file-entry manifest:full-path="Pictures/100002010000018500000116D127B97DC083C488.png" manifest:media-type="image/png"/>
  <manifest:file-entry manifest:full-path="Pictures/100002010000018500000116C222549892D99939.png" manifest:media-type="image/png"/>
  <manifest:file-entry manifest:full-path="Pictures/100002010000018500000116E0C136FD23B7AA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913" officeooo:paragraph-rsid="0015b913"/>
    </style:style>
    <style:style style:name="P2" style:family="paragraph" style:parent-style-name="Standard">
      <style:text-properties officeooo:rsid="0017319c" officeooo:paragraph-rsid="0017319c"/>
    </style:style>
    <style:style style:name="P3" style:family="paragraph" style:parent-style-name="Standard">
      <style:text-properties officeooo:rsid="00186f10" officeooo:paragraph-rsid="00186f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u and drop:</text:p>
      <text:p text:style-name="P1"/>
      <text:p text:style-name="P1"/>
      <text:p text:style-name="P1"><draw:frame draw:style-name="fr1" draw:name="Image1" text:anchor-type="paragraph" svg:width="10.292cm" svg:height="7.355cm" draw:z-index="0"><draw:image xlink:href="Pictures/100002010000018500000116D127B97DC083C48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3.649cm" svg:y="0cm" svg:width="10.292cm" svg:height="7.355cm" draw:z-index="1"><draw:image xlink:href="Pictures/100002010000018500000116C222549892D9993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0.292cm" svg:height="7.355cm" draw:z-index="2"><draw:image xlink:href="Pictures/100002010000018500000116688BEA62F299451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crease dense layer:</text:p>
      <text:p text:style-name="P2"/>
      <text:p text:style-name="P2"><draw:frame draw:style-name="fr1" draw:name="Image4" text:anchor-type="paragraph" svg:width="10.292cm" svg:height="7.355cm" draw:z-index="3"><draw:image xlink:href="Pictures/100002010000018500000116E0C136FD23B7AAF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width="10.292cm" svg:height="7.355cm" draw:z-index="4"><draw:image xlink:href="Pictures/100002010000018500000116271F6904B9CC8D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width="10.292cm" svg:height="7.355cm" draw:z-index="5"><draw:image xlink:href="Pictures/100002010000018500000116AFB66883088EA8B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onv layer:</text:p>
      <text:p text:style-name="P3"/>
      <text:p text:style-name="P3"><draw:frame draw:style-name="fr1" draw:name="Image7" text:anchor-type="paragraph" svg:width="10.292cm" svg:height="7.355cm" draw:z-index="6"><draw:image xlink:href="Pictures/100002010000018500000116CA4D4D47BDD625F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width="10.292cm" svg:height="7.355cm" draw:z-index="7"><draw:image xlink:href="Pictures/10000201000001850000011624D40F1131F43F5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paragraph" svg:width="10.292cm" svg:height="7.355cm" draw:z-index="8"><draw:image xlink:href="Pictures/10000201000001850000011680C6CBF751A941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2:36:43.411872949</meta:creation-date>
    <dc:date>2018-11-25T01:40:45.659978586</dc:date>
    <meta:editing-duration>PT12H54M30S</meta:editing-duration>
    <meta:editing-cycles>5</meta:editing-cycles>
    <meta:generator>LibreOffice/5.1.6.2$Linux_X86_64 LibreOffice_project/10m0$Build-2</meta:generator>
    <meta:document-statistic meta:table-count="0" meta:image-count="9" meta:object-count="0" meta:page-count="3" meta:paragraph-count="3" meta:word-count="8" meta:character-count="46" meta:non-whitespace-character-count="41"/>
  </office:meta>
</office:document-meta>
</file>